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rterBT-Roman" svg:font-family="CharterBT-Roman"/>
    <style:font-face style:name="Mangal1" svg:font-family="Manga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style:font-name="Times New Roman" fo:font-size="12pt" fo:font-style="normal" fo:font-weight="normal" style:font-name-asian="CharterBT-Roman" style:font-size-asian="12pt" style:font-style-asian="normal" style:font-weight-asian="normal" style:font-name-complex="CharterBT-Roman" style:font-size-complex="12pt" style:font-style-complex="normal" style:font-weight-complex="normal"/>
    </style:style>
    <style:style style:name="P5" style:family="paragraph" style:parent-style-name="Standard">
      <style:text-properties style:font-name="Times New Roman" fo:font-size="12pt" fo:font-style="normal" fo:font-weight="normal" style:font-name-asian="CharterBT-Roman" style:font-size-asian="12pt" style:language-asian="en" style:country-asian="US" style:font-style-asian="normal" style:font-weight-asian="normal" style:font-name-complex="CharterBT-Roman" style:font-size-complex="12pt" style:font-style-complex="normal" style:font-weight-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padding="0.074cm" fo:border-left="none" fo:border-right="none" fo:border-top="none" fo:border-bottom="0.002cm solid #000000" style:join-border="false"/>
      <style:text-properties style:font-name="Times New Roman" fo:font-size="12pt" fo:font-style="normal" fo:font-weight="normal" style:font-name-asian="CharterBT-Roman" style:font-size-asian="12pt" style:font-style-asian="normal" style:font-weight-asian="normal" style:font-name-complex="CharterBT-Roman" style:font-size-complex="12pt" style:font-style-complex="normal" style:font-weight-complex="normal"/>
    </style:style>
    <style:style style:name="P8" style:family="paragraph" style:parent-style-name="Standard">
      <style:text-properties style:font-name="Times New Roman" fo:font-size="12pt" fo:font-style="normal" fo:font-weight="normal" style:font-name-asian="CharterBT-Roman" style:font-size-asian="12pt" style:font-style-asian="normal" style:font-weight-asian="normal" style:font-name-complex="CharterBT-Roman"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000000" style:font-name="Times New Roman" fo:font-size="12pt" fo:letter-spacing="normal" fo:font-style="italic"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style:font-name-asian="CharterBT-Roman" style:font-size-asian="12pt" style:font-style-asian="normal" style:font-weight-asian="normal" style:font-name-complex="CharterBT-Roman" style:font-size-complex="12pt" style:font-style-complex="normal" style:font-weight-complex="normal"/>
    </style:style>
    <style:style style:name="T9" style:family="text">
      <style:text-properties style:font-name="Times New Roman" fo:font-size="12pt" fo:font-style="normal" fo:font-weight="normal" style:font-name-asian="CharterBT-Roman" style:font-size-asian="12pt" style:language-asian="en" style:country-asian="US" style:font-style-asian="normal" style:font-weight-asian="normal" style:font-name-complex="CharterBT-Roman" style:font-size-complex="12pt" style:font-style-complex="normal" style:font-weight-complex="normal"/>
    </style:style>
    <style:style style:name="T10" style:family="text">
      <style:text-properties style:font-name="Times New Roman" fo:font-size="12pt" fo:font-style="normal" fo:font-weight="bold" style:font-name-asian="CharterBT-Roman" style:font-size-asian="12pt" style:font-style-asian="normal" style:font-weight-asian="bold" style:font-name-complex="CharterBT-Roman" style:font-size-complex="12pt" style:font-style-complex="normal" style:font-weight-complex="bold"/>
    </style:style>
    <style:style style:name="T11" style:family="text">
      <style:text-properties style:font-name="Times New Roman" fo:font-size="12pt" fo:font-style="italic" fo:font-weight="normal" style:font-name-asian="CharterBT-Roman" style:font-size-asian="12pt" style:font-style-asian="italic" style:font-weight-asian="normal" style:font-name-complex="CharterBT-Roman" style:font-size-complex="12pt" style:font-style-complex="italic" style:font-weight-complex="normal"/>
    </style:style>
    <style:style style:name="T12" style:family="text">
      <style:text-properties style:font-name="Times New Roman" fo:font-size="12pt" fo:font-style="italic" fo:font-weight="normal" style:font-name-asian="CharterBT-Roman" style:font-size-asian="12pt" style:language-asian="en" style:country-asian="US" style:font-style-asian="italic" style:font-weight-asian="normal" style:font-name-complex="CharterBT-Roman" style:font-size-complex="12pt" style:font-style-complex="italic" style:font-weight-complex="normal"/>
    </style:style>
    <style:style style:name="T13" style:family="text">
      <style:text-properties style:font-name="Times New Roman" fo:font-size="12pt" fo:font-style="italic" fo:font-weight="bold" style:font-name-asian="CharterBT-Roman" style:font-size-asian="12pt" style:font-style-asian="italic" style:font-weight-asian="bold" style:font-name-complex="CharterBT-Roman" style:font-size-complex="12pt" style:font-style-complex="italic" style:font-weight-complex="bold"/>
    </style:style>
    <style:style style:name="T14" style:family="text">
      <style:text-properties style:font-name="Times New Roman" fo:font-size="12pt" fo:font-weight="normal" style:font-name-asian="CharterBT-Roman" style:font-size-asian="12pt" style:language-asian="en" style:country-asian="US" style:font-weight-asian="normal" style:font-name-complex="CharterBT-Roman" style:font-size-complex="12pt" style:font-weight-complex="normal"/>
    </style:style>
    <style:style style:name="T15" style:family="text">
      <style:text-properties fo:font-weight="bold" style:font-weight-asian="bold" style:font-weight-complex="bold"/>
    </style:style>
    <style:style style:name="T16" style:family="text">
      <style:text-properties fo:font-variant="normal" fo:text-transform="none" fo:color="#1a1a1a" style:font-name="serif"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gnition, Art and Metaphysics </text:p>
      <text:p text:style-name="P2"/>
      <text:p text:style-name="P2">It may be possible to reconcile objectivity and subjectivity with respect to phenomenal experience.</text:p>
      <text:p text:style-name="P2"/>
      <text:p text:style-name="P1"><text:span text:style-name="T1">Plato's problem, is what Chomsky's use of Plato's exposition of seemingly predetermined or </text:span><text:span text:style-name="T2">a priori</text:span><text:span text:style-name="T4"> knowledge has come to be known as. A sub-problem of this is the issue of </text:span><text:span text:style-name="T2">how it is that we can know some aspect of two particular things are perfectly identical.</text:span><text:span text:style-name="T4"> Likewise, how do we seemingly have knowledge of the quality of “perfect straightness” if it never appears in reality in a way we can explicitly point to. Partially as a means to attack this issue, Plato posited the idea of the Forms.</text:span></text:p>
      <text:p text:style-name="P3"/>
      <text:p text:style-name="Standard"><text:span text:style-name="T4">The forms are what in refere</text:span><text:span text:style-name="T6">nce to</text:span><text:span text:style-name="T7"> </text:span><text:span text:style-name="T5">Josef Stern</text:span><text:span text:style-name="T7"> relates his </text:span><text:span text:style-name="T11">THE LIFE AND DEATH OF A METAPHOR</text:span><text:span text:style-name="T8"> as a </text:span><text:span text:style-name="T11">Metaphysics of Metaphor</text:span><text:span text:style-name="T8">. There Stern treats the question of the metaphysics of metaphor as something to be addressed via seeing how the phenomena of vital metaphor might be described in terms of Platonic Forms [ADDRESS THIS CLAIM]. I do not want to presuppose the existence of Forms as Plato conceived them, but I do believe that the senses of absolute perfection and identity, among others, are things that necessarily demand a metaphysical explanation in terms of the </text:span><text:span text:style-name="T13">Structure</text:span><text:span text:style-name="T8"> of the mind, which I posit as being essential (as a complex of </text:span><text:span text:style-name="T11">universal absolutes</text:span><text:span text:style-name="T8">) to the phenomena that arise with it. [CIRCULAR]</text:span></text:p>
      <text:p text:style-name="P4"/>
      <text:p text:style-name="Standard"><text:span text:style-name="T8">As such, Art and aesthetic experience are in principal metaphysically treatable in terms of structure, like any other. Likewise, how this structure is constituted in terms of the </text:span><text:span text:style-name="T11">modal faculties</text:span><text:span text:style-name="T8"> that enable it and in part make it up, and how this affects the experience of aesthetic phenomena, are issues that should be addressable if the metaphysics of mind can be 'figured out'. [FIGURE]</text:span></text:p>
      <text:p text:style-name="P4"/>
      <text:p text:style-name="P4"/>
      <text:p text:style-name="Standard"><text:span text:style-name="T8">[FIGURE] The issue of the 'figureability' of the problems of consciousness depends on many things. How should one determine, say, if one color experience is 'like' another, where each of them are somehow presented, not through the usual mediation of the sense of sight, or even an induction of color-field hallucinations [TALK ABOUT AND REFERENCE THIS] but through a somehow direct manipulation of the brain/mind such as to induce an 'intended' color experience? Some method of inducing color experience into particular regions of the visual plane (or, better yet, also introducing </text:span><text:span text:style-name="T11">new regions</text:span><text:span text:style-name="T8"> of the phenomenal plane within which this is to be done) must be found out. Perhaps some method of manipulating radically manipulating neural fibres to this effect will come. Yet, if this were so, how do we know that this particular form of induction (which we happen to be using in this particular, yet to be performed, experiment) does not result in what amounts to a </text:span><text:span text:style-name="T11">reference</text:span><text:span text:style-name="T8"> [TREAT THIS IN TERMS OF PEIRCE'S SEMIOTICS] to other structures that, together with it which, form a </text:span><text:span text:style-name="T11">ground</text:span><text:span text:style-name="T8"> for the particular qualia, and which might ultimately allow the 'actual nature' of the qualia to differ between subjects despite the reference being 'the same' in each subject. After all, simple stimulation of part of the brain will already create such a 'reference', so how would we actually distinguish such a thing from the creation of an additional instance of a structure, but which actually acted as a signalling vessel. The existence of modal faculties—in itself—poses a barrier of its own here too. Would a “direct transfer of memory”, were it possible, offer any fundamental advantage here? Could the way long term memories are created within a given mind, while possibly being created false or altered by their recall, 'bypass' subsequent augmentations of faculties (which impact constructs in working memory) by their seeming nature of laying dormant until some mental process interacts with them?</text:span></text:p>
      <text:p text:style-name="P4"/>
      <text:p text:style-name="Standard"><text:span text:style-name="T8">Linguists and </text:span><text:span text:style-name="T11">serious</text:span><text:span text:style-name="T8"> philosophers, who are biased by the nature of their profession to have greater grammatical competence on average, since lacking this may otherwise cause them to be filtered out due to weakness or lack of passion, will likely have a higher proportion of their members in possession of the SEC. They hence must be wary of assuming that the public in general perceives language in the same way they do.</text:span></text:p>
      <text:p text:style-name="P4"><text:soft-page-break/></text:p>
      <text:p text:style-name="P4">[ADDRESS THIS CLAIM]</text:p>
      <text:p text:style-name="Standard"><text:span text:style-name="T8">Stern actually argues, as part of his metaphysical address, that </text:span><text:span text:style-name="T10">all</text:span><text:span text:style-name="T8"> possible grammatically possible metaphorical interpretation will be 'generated' in the preliminary apprehension of a metaphor. However, as I argue, the constitution of VI within the complex of the SEC means that it is allied with the structures of Super Grammar, and as such is biased to the realisation of certain metaphorical interpretations over others. Even if 'all grammatically possible' vitally metaphorical interpretations might in principle be generated, possibly if the mind's attention is specifically directed at them, a smaller subset of this tends to actually arise in consciousness, as this is in part directed by the biases/constitution of the SEC.</text:span></text:p>
      <text:p text:style-name="P4"/>
      <text:p text:style-name="P4">[CIRCULAR] And discussion of phenomena in terms of how it is constituted in structure will ultimately have to deal with the 'simple' fact, the issue that our conceptions of structure rest in our ability to conceive of them through phenomena. This results in a question unbreechable aside from the possible hope of miraculous transcendental revelation.</text:p>
      <text:p text:style-name="P7"/>
      <text:p text:style-name="P4"/>
      <text:p text:style-name="Standard"><text:span text:style-name="T8">The metaphysically ridiculous idea that consciousness </text:span><text:span text:style-name="T10">occurs</text:span><text:span text:style-name="T8"> </text:span><text:span text:style-name="T11">in a particular place</text:span><text:span text:style-name="T8">. To reduce a structural account of phenomena to this is absurd. Rather, it is constituted by relations. The sense of 'place', of being a subject which “sees the world from a particular vantage point”, is first only possible through the necessary structures of reference, which—for the sake of utility—engage in the modelling of the 'environment', which is of great use to cybernetically capable entities which have been filtered through natural selection. From this, somehow, arises the mere feeling of locality, of being a particular thing among things in place and time as </text:span><text:span text:style-name="T11">das Ich</text:span><text:span text:style-name="T8">.</text:span></text:p>
      <text:p text:style-name="P4"/>
      <text:p text:style-name="P4">Imagine if it really were the case that, as John Searle claims, consciousness fundamentally depends <text:s/>some particular set of (al)chemical compositions, and that only structures using these as its substrates will be conscious. First off, let it be clear that any decision making outcome (of a self-controlling/cybernetic agent) observable to an outside observer (such as a decision to move an arm in some context) will depend ENTIRELY on the structure of the decision making process (including its interacting with the environment), to the complete disregard and irrelevance of the composition of the substrate it is constituted by, to the extent that this does not alter the behaviour of the decision structures. This includes such complex decisions like, writing a philosophical treatise about the nature of experienced phenomena and how they might be constituted in the world. Yet, at the same time, a claim that this would depend on a particular 'alchemical composition', such that it would be possible to DO such things without EXPERIENCING the specific motivations that naturally lead to them, even though these things should still be completely available to reflection (which is necessitated by the structure and the equivalence of its behaviour), creates a monstrous conception of being.</text:p>
      <text:p text:style-name="P7"/>
      <text:p text:style-name="P4"/>
      <text:p text:style-name="P4">Discuss constitution of mental structure with reference to deep learning, place cells and other signal/substrate candidates.</text:p>
      <text:p text:style-name="P7"/>
      <text:p text:style-name="P4"/>
      <text:p text:style-name="P4">Why does it seem that the experience of harmony relates to, and is determined by, the harmonic series? And that despite this being true of the lower orders of this series, where ratios with a lower denominator seem to be “more consonant”, it fails to continue to be the case when this principle is extrapolated out to higher order harmonies in the series? Let us try to understand this by looking at it from the perspective of <text:span text:style-name="T3">what things would sound like were things otherwise</text:span>. For instance, lets say that the lower order harmonies in the series were to sound dissonant to a human. In which case, <text:span text:style-name="T15">commonly heard bare tones would sound dissonant with themselves</text:span>. This is clearly not a <text:soft-page-break/>desirable quality for hearing to have, and so human hearing develops (either due to evolutionary pressure, emergent development of sound processing structures in the individual, or a combination of both) such that the most commonly audible harmonies contained in a 'bare' tone will form the phenomena of a harmonic perception of such a tone (as opposed to grating against each other, or being heard quite separately). A such, the harmonic series might be modelled as something that acts as a practical <text:span text:style-name="T3">constraint</text:span> on what ought not to be heard non-harmonically, as opposed to something that serves as a 'rule' for what is hear to be 'in harmony'.</text:p>
      <text:p text:style-name="P4"/>
      <text:p text:style-name="P4">REFERENCE THE ARTICLE ON BIRD BRAINS REPRODUCING THE FUNDUMENTAL FREQUENCY EVEN WHEN IT IS ABSENT, SIMILARLY TO HUMANS</text:p>
      <text:p text:style-name="P7"/>
      <text:p text:style-name="P4"/>
      <text:p text:style-name="P7">The incoherence of utilitarian thought experiments.</text:p>
      <text:p text:style-name="P4"/>
      <text:p text:style-name="P4">Stemming from the necessary connection between “structure within causal necessity” and all consciousness (including qualia), we can create a very powerful conjecture that isn't necessarily immediately obvious. Which is, that any <text:span text:style-name="T3">physical structure</text:span> that is <text:span text:style-name="T3">incapable</text:span> of causing the effects that a given <text:span text:style-name="T3">conscious experience</text:span> would be expected to is <text:span text:style-name="T3">necessarily</text:span> incapable of causing that kind of conscious experience. The implication of this being that any aesthetic experience, which is dependent on very specific structural qualities, will require that the brain experiencing it to be structurally biased in order that these specific structures will affect it and have this produce changes in physical structure that correspond to any given reaction to it.</text:p>
      <text:p text:style-name="P4"/>
      <text:p text:style-name="P4">I will ground this in a specific example in order to illustrate this point.</text:p>
      <text:p text:style-name="P4"/>
      <text:p text:style-name="P4">Take a hypothetical 2D grid of registers which can each represent some value that corresponds to <text:s/>some low level elements of a picture (a pixel). They may be used to store a series of values that approximate what the subjective visual field of someone apprehending a given painting might be like. However, such a grid is <text:span text:style-name="T3">inert</text:span>, it will not only not cause any outward behaviour like that of someone who had behold a painting, but it clearly will not be capable of registering even basic aspects that are fundamental to the human perception of such an experience (unless an observer who was outside the grid saw a projection of the resisters that allowed them to apprehend the image). The ability to perceive likeness is something that would need to added to the grid, some structure with causal power that was capable of organising elements of 'higher' structure, differentiating between them and perceiving likeness against other elements and higher order structures caused by the content registered within the grid would need to be attached to these 'optic' registers <text:span text:style-name="T3">in order to allow that any behaviour caused by the apprehension of likeness (among other aspects) could ultimately cause changes within an agent that could affect the world.</text:span> That some structure without these 'additional' elements would be incapable of doing things like—talking about their experience of the image perceived in terms of comparisons against other things*, at least without involving sources of causality that are somehow outside the physical—implies their metaphysical necessity, without which aesthetic apprehension should not be possible.</text:p>
      <text:p text:style-name="P4"/>
      <text:p text:style-name="P4">*That these posited structural aspects would be necessary to allow for the specific possibility of talking conversely doesn’t imply that a lack of ability to talk would necessarily imply a lack of aesthetic perception. A mute person may naturally be capable of experiencing any given kind of beauty, and no specific <text:span text:style-name="T3">outward</text:span> sign need be given to indicate that such an experience is taking place. But the fact that is it <text:span text:style-name="T3">possible</text:span> for a reflective conscience with the power and capability of speech to discuss their own apprehension of beauty clearly implies that a whole chain of necessary structure must exist in order to make this a physical possibility in a way that is and has the potential to be readily observable. Beauty clearly should not arise form the bare grid without further organisation to make the elements of such reflection possible, or else any picture would be <text:soft-page-break/>apprehended by disembodied spirit at all times (though theists may hold that this is the case). And that such reflection is connected to physical effect is an effective demonstration of how potentially absurd such a thing would be, as it would suppose some kind of awareness of beauty without causal/necessary connection with any behaviour. </text:p>
      <text:p text:style-name="P4"/>
      <text:p text:style-name="P4">All such additional structures with causal power will by their very nature be biased. That we perceive things the ways we do implies that we have specific structures which cause this to be so, as opposed to any others. A basic example can be seen with how nervous structures connected to our retinas enable edge detection as a very low level, and that this seems to at least in part underlie how we perceive so many things has having crisp, smooth and distinct edges despite the makeup of our vision being more granular.[Dennet] Our actual experience is mediated by many much more complex and potentially 'deeper' and more heavily integrated structures though.[Elizor, Integrated Information Theory] Some of these mediated biases may be learned (as having seen something in the past will alter how you see things in the future, with objects that resemble what you hold in your memory triggering responses that they otherwise wouldn't), though the very possibility of learning requires being equipped with the specific capacity to learn the very things we can. Learning, say, how to catch a ball will result in specific alterations to what goes on in the cerebellum, as opposed to chiefly using other specific learning mechanisms, as so our capacity to learn is itself biased via its own constitution. The vary ability to naturally learn, make predictions and respond to cause and effect without knowledge of its fundamental nature is in this sense a kind of bias in each case where it occurs, no matter how complex and inexplicable or general this process is. These kinds of biases, to the extent that we know, have resulted from evolutionary processes.</text:p>
      <text:p text:style-name="P4"/>
      <text:p text:style-name="P4">We could imagine say, a network supervening on top of the grid which activates certain processes whenever the value of some register is similar to the value of some other register. Some structure must exist to make this possible if it in fact is possible. Furthermore, we could posit networks that could potentially recognise arbitrarily exotic features, like that the sum of three registers in a row equals the square of the value of some other register etc. As long as some process is capable of activating some action based on certain things occurring, it is <text:span text:style-name="T3">possible</text:span> for such a phenomena to be brought to the attention of a consciousness, and is is <text:span text:style-name="T3">necessary</text:span> for this to occur in an appropriate way if conscious reflection on such happenings are to happen. A grid equipped with a neural net that is capable of inference will only be capable of causing things to occur due to such structures, and these particular structures will (in their specific case) generally have undergone some appropriate process of gradient decent in order to be capable of such action (in the particular case of an AI being constructed and trained in this way).</text:p>
      <text:p text:style-name="P4"/>
      <text:p text:style-name="P4">If humans are capable of generalising (i.e. in order to reason that progressive refinement of some quality would have, at its limit, the perfection of that quality, <text:span text:style-name="T3">and</text:span> also that each such idea of a given quality shares in common a similar (implicit-sub)quality of a concept of perfection), then there must be some structure, of whatever form, that makes this possible in any given mind that may think such a thing. This structure need not be 'innate' or 'built in' at the most abstract level (and at that level there may be innumerable influences shaping the concept and its relation to other concepts), but the structures will still be physically there in some real form.</text:p>
      <text:p text:style-name="P4"/>
      <text:p text:style-name="P4">Encompassing Voice, or at the very least Linguistic processing of Music, would imply that particular aspects of musical structure can arise in a given human mind due to the activation of a structural filter that makes use of the same faculty that otherwise processes spoken languages and hence that particular forms of aesthetic experience are dependent on specific types of filtering and interpretation that themselves may have a rich, intrinsic structure that is imposed on the 'source material' that is the perception of sound that makes up music.</text:p>
      <text:p text:style-name="P4"/>
      <text:p text:style-name="P4">Vitalistic Imagination likewise implies that selective forms of imaginative capacity, constituting <text:soft-page-break/>their own biases, which supervene on other forms of experience, may also provide the very arena in which particular forms of beauty are uniquely possible.</text:p>
      <text:p text:style-name="P4"/>
      <text:p text:style-name="P4">[INSERT EDGE DETECTION SOURCES]</text:p>
      <text:p text:style-name="P4">[Elizor Yudkowsky, Levels of Organisation in General Inteligence]</text:p>
      <text:p text:style-name="P4">[]</text:p>
      <text:p text:style-name="P4">{The IIT may be taken as an attempt to qualify the kinds of structures that are necessary for consciousness to exist given that the necessity of correlation between physical and mental structure is accepted. I do not accept however, that the value Phi provides a measure from which you can then tell how actually conscious some entity is. Rather, I only treat such a theory as something which describes natural pre-requisites for specific aspects of consciousness, not something which allows the calculation of a measure of consciousness as some reduction to a specific value. I hold that there is good reason to caution against the reduction of consciousness to numerical value, as especially so in cases as premature as this.}</text:p>
      <text:p text:style-name="P4">[https://www.sciencedirect.com/science/article/pii/S0004370200000424]</text:p>
      <text:p text:style-name="P7"/>
      <text:p text:style-name="P4"/>
      <text:p text:style-name="P4">Object: An interpretation of a bundle of sense experiences such that they are perceived to have a 'unified essence' as a concrete existing thing, as opposed to any other such (concrete existing) thing. These will be augmented by the faculty(s) of memory and association which allow conscious beings to perceive the object as persisting through time.</text:p>
      <text:p text:style-name="P4"/>
      <text:p text:style-name="P4">Artefact: A thing that physically exists independently of any given consciousness that, when observed by certain consciousnesses and interpreted an an Art object, is capable of imparting aesthetic experiences of beauty.</text:p>
      <text:p text:style-name="P4"/>
      <text:p text:style-name="P4">The 'naive' objective view might be characterised as this: that a given Artefact is 'objectively beautiful' and it is a matter of the 'sensitivity' of the the subject that determines to what extend they are capable of receiving the beauty that is 'really there', effectively contained in the artefact as it were.</text:p>
      <text:p text:style-name="P4"/>
      <text:p text:style-name="Standard"><text:span text:style-name="T8">This might be split into a coherent naive and an incoherent naive viewpoint. The coherent one is that expressed by Hume which I have more or less outlined in the above paragraph. An incoherent version of the naive objective view would be one where, instead of deeper 'sensitivity' to objective properties of Art being what allows more refined aesthetic experiences (which would imply a simple matter of degree of perception of otherwise objectively demonstrable properties), there can be very different kinds of perception, some of which lead to 'objective' perception of aesthetic value, while others do not. I label this as incoherent since I do not believe that such differences are possible </text:span><text:span text:style-name="T11">without</text:span><text:span text:style-name="T8"> them naturally being due to subjective bias, even if these specific kinds of bias remains largely consistent over the course of human civilisation despite being capable of being dormant (as also pointed out by Hume in his “</text:span><text:span text:style-name="T16">Of the Standard of Taste</text:span> “<text:span text:style-name="T8">). The incoherent viewpoint essentially assumes that, even if people do perceive things in fundamentally different ways (in kind rather than just degree), that those forms of perception which enable the apprehension of the aesthetic are inherently more objective.*</text:span></text:p>
      <text:p text:style-name="P4"/>
      <text:p text:style-name="Standard"><text:span text:style-name="T8">To make things clear, the 'incoherent' view is essentially what I hold to be the case, however I simply believe that it is incompatible with the “naive objective” view, and instead demands the acknowledgement of subjective biases that in part constitute the individual's perception of the </text:span><text:span text:style-name="T8">artefact as an object.</text:span></text:p>
      <text:p text:style-name="P4"/>
      <text:p text:style-name="P4">However, while I hold that perception of an artefact as an Art object is necessarily dependent on subjective biases, there is still a respect in which the experience itself might be said to be objective <text:soft-page-break/>metaphysically.</text:p>
      <text:p text:style-name="P4"/>
      <text:p text:style-name="Standard"><text:span text:style-name="T8">While no artefact can be said to be objectively beautiful given what I posit is true, it will be the case </text:span><text:span text:style-name="T8">that a given experience, constituted by an complex of thing(s) which make up the (causal/necessary) structure of a conscious subject perceiving an Art object aesthetically, </text:span><text:span text:style-name="T11">will</text:span><text:span text:style-name="T8"> be beautiful objectively </text:span><text:span text:style-name="T8">in and of itself. The difference being that, in naive objectivity, only an artefact independent of a consciousness is considered as a thing capable of objective beauty, while in what I hold to be the correct conception of objective beauty, it is particular aspects of the structure of the conscious subject (as they behold the artefact interpreted as aesthetic object) that are really what can be said to be beautiful objectively, while the artefact is a vessel that ideally enables the transmission of particular forms of experience that hopefully will be felt as being beautiful. Hence, it would be meaningful to say that the combination of a given artefact, which was (possibly) created</text:span></text:p>
      <text:p text:style-name="P4">with the intention to impart aesthetic experience to another being possessing a similar mind, and a mind structured so that it is receptive to this kind of aesthetic experience, then the state that results might be called 'objectively beautiful'. But this seems to go against the whole spirit of how people mostly use the term 'objective'. It also brings up the problem involved in understanding how to decide if, given two <text:span text:style-name="T3">similar</text:span> (in their general capacity to think and cognise) yet still <text:span text:style-name="T3">different</text:span> minds feel that the same thing is beautiful, if each of them would judge the other's experience to actually be beautiful in the same way and manner of significance (as opposed to the case in which the two minds might be determined to be physically identical by an outside observer, and hence through objective means, determined to be feeling the same thing).</text:p>
      <text:p text:style-name="P4"/>
      <text:p text:style-name="P4">The major issue, that of the 'commonality' of aesthetic experience of specific artefacts that are deemed masterpieces, despite it being the case that many people will not perceive any distinct beauty in them, might be explained through the human mind being structured in such a way that: </text:p>
      <text:p text:style-name="P4"/>
      <text:p text:style-name="P4">a) Certain specific perceptual biases can pop up in certain people that won't necessarily be shared by all, but which bestow common and generally consistent changes on consciousness when they do appear. This allows for hard perceptual barriers that are at the same time largely consistent in their effect when they are 'surpassed'. Modal faculties may be involved in this explanation.</text:p>
      <text:p text:style-name="P4">b) Even in a subject who is equipped with what might be deemed the appropriate 'hard' structures/biases, there are still many soft issues that may accelerate or retard aesthetic experience in any particular case. A person may simply be in a bad mood one day, or suffer through depression that prevents them from feeling pleasure through imaginative activity.** They may have positive or negative associations (or ones more complex and difficult to explicate than good/bad) which enhance or cloud their ability to perceive the beauty of an object. Any number of these things can affect how an individual experiences beauty, and are usually the factors that people are referring to when they talk about the 'subjectivity' of experience.</text:p>
      <text:p text:style-name="P4"/>
      <text:p text:style-name="P4">However, were only (b) type aspects of subjectivity involved in the subjective experience of art, I'd understand why someone might hold a naive objectivist view, since the various subjective factors might be seen as things which cloud what is 'already there', which would otherwise be seen as something possibly independent of any given subject. It is because of (a) type factors and the conjecture of the necessity of fundamentally causal structures in order for aesthetic activity to be possible that I reject this type of objectivity in favour of radical subjectivity, yet still hold that the commonality of aesthetic experience can be explained in terms of the beholding subject and how they are constituted, and hence the subjective.</text:p>
      <text:p text:style-name="P4"/>
      <text:p text:style-name="P4">*From reports of people who do seem to be capable of formal or disinterested aesthetic perception, I possibility understand how many people may feel that this kind of perception is 'more objective'. From what I understand, this type of experience involves the suppression or surpassing of the biases that are needed to constitute the perception of objects 'in ordinary life' (i.e. that fruit is cognized as <text:soft-page-break/>juicy and delicious, despite these not being 'objective' properties, and instead are biased perceptions that arise through a fundamentally human experience of the world and the objects of perception found within). Given that someone capable of disinterested formal perception might engage with the object in a way that contrasts with and makes clear the biased nature of their 'ordinary' perception, and that this form of perception will strongly correlate with the experience of others who are also capable of it, it makes sense that they will consider this experience to be 'objective' and closer and more authentic to an underlying reality then their ordinary experience, especially if they experience spiritual or mystical engagement through this. However, despite this, I cannot consider this evidence of the naive objective viewpoint, as I see no way for the very capacity for this experience to not depend on the structure of the subject, any more than I see the capacity for 'reason' to also be similarly independent (though processes such as those that make up reason may naturally 'evolve' to approximate more and more optimal solutions, assuming they aren't trapped by some local optimisation barrier, and hence converge on something close to a 'right' solution).</text:p>
      <text:p text:style-name="P4"/>
      <text:p text:style-name="Standard"><text:span text:style-name="T8">** </text:span><text:span text:style-name="T11">“</text:span><text:span text:style-name="T12">There are days of lowered vitality when one may wander disconsolately in a gallery like the Louvre, in despair at one's incapacity to respond to the appeal of the great masters, whom one had thought to be one's friends, but who suddenly seem to speak an alien tongue.”</text:span><text:span text:style-name="T9"> -Rodger Fry</text:span></text:p>
      <text:p text:style-name="P5"/>
      <text:p text:style-name="P6"><text:span text:style-name="T14">“There is great variation between different people’s aesthetic experiences of this kind. Richard Wollheim famously spent an average of two hours looking at a painting in order to arrive at an ‘aesthetic judgment’ of it and argued that the first glance impression is often misleading when it comes to assessing the aesthetic value of a painting (Wollheim 1987, p. 8). I had the chance to observe him during this process and he insisted that it takes him at least an hour in front of a picture to have anything reminiscent of an aesthetic experience (he used the term between air-quotes). Contrast this with Clement Greenberg (see Danto 1996, p. 109, Hoving 1993, p. 256), who took aesthetic experience to be instantaneous: he was known for making his assessment about the aesthetic value of a painting on the basis of whether he had an aesthetic experience in the very first split second of seeing it.”</text:span><text:span text:style-name="T9"> -Bence Nanay, Aesthetic Attention </text:span></text:p>
      <text:p text:style-name="P4"/>
      <text:p text:style-name="P4"/>
      <text:p text:style-name="P4">If beauty is objective, it is so relative to the metaphysical constitution of the subject, nothing less.</text:p>
      <text:p text:style-name="P4"/>
      <text:p text:style-name="P4"/>
      <text:p text:style-name="P4">To posit the existence of objective artefactual beauty (that it is the artefacts themselves that possess beauty objectively) is tantamount to claiming that there exists formal, causal factors outside of the physical that nevertheless have an impact on physical structure that will not be accounted for via existing physical laws that do not acknowledge the causal power inherent to that which is behind beauty. Otherwise, they are merely the claim of certain subjective states being superior, or biased in a way that is preferable to other forms of bias. I see no way of escaping this conclusion.</text:p>
      <text:p text:style-name="P7"/>
      <text:p text:style-name="P4"/>
      <text:p text:style-name="P4">Because of what has been discussed above, the structural qualities of art <text:span text:style-name="T3">must</text:span> depend entirely on construction of the human mind as to what formal elements are actually perceived to be significant. This is not to say that the specific structure would have to be 'built in' to the human mind, but that if we are sensitive to something, we much be equipped with some causal structure that allows what we are sensitive to to have an effect on us physically, even if this structure is 'naturally emergent'. The way that many humans are aesthetically sensitive to mathematical structure in itself might give us a clue to the kind of thing this might mean. This is not to say that aesthetic feeling is strictly 'built on math', as many people might take it to be, but that we are in some way sensitive to 'significance' in kinds of order, and the biases through which we may perceive various modalities such as sight and sound can provide base structures from which higher order structures which with might find pleasing in a formal sense can be built up. Something similar may occur as emotions and moral <text:soft-page-break/>actions are similarly arranged in particular ways that give rise to novel perceptions of their relations (as occurs in tragedy and poetry). Either way, the perception of beauty in art will naturally depends on aspects of mental structure that are seemingly independent of experience, along with those that are affected by memory, associations, and which allow unity of formal structure and emotion in experience.</text:p>
      <text:p text:style-name="P7"/>
      <text:p text:style-name="P4"/>
      <text:p text:style-name="P4">However, despite all that I have said so far, nothing I have stated has actually addressed the truly hard metaphysical problem, which is, that despite that the necessity of specific causal structure has been established, how does conscious awareness of qualia and the characteristic experience of art arise form the part(s) of the thing-in-itself that correlate to the structures in question? To that I yet have no 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rterBT-Roman" svg:font-family="CharterBT-Roman"/>
    <style:font-face style:name="Mangal1" svg:font-family="Manga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05-10T22:02:40.88</meta:creation-date>
    <dc:date>2019-08-25T23:43:37.89</dc:date>
    <dc:creator>Andrew Van Caem</dc:creator>
    <meta:editing-duration>PT19H15M51S</meta:editing-duration>
    <meta:editing-cycles>212</meta:editing-cycles>
    <meta:generator>OpenOffice/4.1.5$Win32 OpenOffice.org_project/415m1$Build-9789</meta:generator>
    <meta:document-statistic meta:table-count="0" meta:image-count="0" meta:object-count="0" meta:page-count="8" meta:paragraph-count="49" meta:word-count="4847" meta:character-count="29819"/>
  </office:meta>
</office:document-meta>
</file>